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officeooo:rsid="0002c323" officeooo:paragraph-rsid="0002c323"/>
    </style:style>
    <style:style style:name="P3" style:family="paragraph" style:parent-style-name="Standard">
      <style:text-properties officeooo:rsid="0002c323" officeooo:paragraph-rsid="00033d8d"/>
    </style:style>
    <style:style style:name="P4" style:family="paragraph" style:parent-style-name="Standard">
      <style:text-properties officeooo:paragraph-rsid="00033d8d"/>
    </style:style>
    <style:style style:name="T1" style:family="text">
      <style:text-properties officeooo:rsid="0002c323"/>
    </style:style>
    <style:style style:name="T2" style:family="text">
      <style:text-properties officeooo:rsid="00033d8d"/>
    </style:style>
    <style:style style:name="T3" style:family="text">
      <style:text-properties officeooo:rsid="0005f1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e <text:span text:style-name="T3">test</text:span>;</text:p>
      <text:p text:style-name="Standard">switched to db <text:span text:style-name="T3">test</text:span></text:p>
      <text:p text:style-name="Standard">&gt; db.createCollection ("student");</text:p>
      <text:p text:style-name="Standard">{ "ok" : 1 }</text:p>
      <text:p text:style-name="Standard">db.student.insertMany([</text:p>
      <text:p text:style-name="Standard">{sid : "1",sname : "raja", marks : ["29","30","30"],address : {street : "5th main", city : "banglore"}<text:span text:style-name="T1">}</text:span>,</text:p>
      <text:p text:style-name="Standard">{sid : "2",sname : "rajaa", marks : ["29","30","03"],address : {street : "6th main", city : "banglore"}<text:span text:style-name="T1">}</text:span>,</text:p>
      <text:p text:style-name="Standard"><text:s/>{sid : "3",sname : "sonu", marks : ["30","30","30"],address : {street : "7th main", city : "mysore"}<text:span text:style-name="T1">}</text:span>,</text:p>
      <text:p text:style-name="Standard">{sid : "4",sname : "sunny", marks : ["29","29","30"],address : {street : "5th main", city : "manglore"}<text:span text:style-name="T1">}</text:span>,</text:p>
      <text:p text:style-name="Standard">{sid : "5",sname : "sai", marks : ["29","27","28"],address : {street : "5th main", city : "gooty"}<text:span text:style-name="T1">}</text:span></text:p>
      <text:p text:style-name="Standard"><text:s text:c="3"/><text:span text:style-name="T1">]);]</text:span></text:p>
      <text:p text:style-name="Standard">{</text:p>
      <text:p text:style-name="Standard"><text:tab/>"acknowledged" : true,</text:p>
      <text:p text:style-name="Standard"><text:tab/>"insertedIds" : [</text:p>
      <text:p text:style-name="Standard"><text:tab/><text:tab/>ObjectId("6062a332cc64fcaea7ca601e"),</text:p>
      <text:p text:style-name="Standard"><text:tab/><text:tab/>ObjectId("6062a332cc64fcaea7ca601f"),</text:p>
      <text:p text:style-name="Standard"><text:tab/><text:tab/>ObjectId("6062a332cc64fcaea7ca6020"),</text:p>
      <text:p text:style-name="Standard"><text:tab/><text:tab/>ObjectId("6062a332cc64fcaea7ca6021"),</text:p>
      <text:p text:style-name="Standard"><text:tab/><text:tab/>ObjectId("6062a332cc64fcaea7ca6022")</text:p>
      <text:p text:style-name="Standard"><text:tab/>]</text:p>
      <text:p text:style-name="Standard">}</text:p>
      <text:p text:style-name="P2">db.createCollection ("enroll");</text:p>
      <text:p text:style-name="P2">{ "ok" : 1 }</text:p>
      <text:p text:style-name="P3">db.enroll.insertMany([</text:p>
      <text:p text:style-name="P3"><text:s text:c="39"/>{ sid : "<text:span text:style-name="T2">1", <text:s/>scode : "1222", subname : "dbms"},</text:span></text:p>
      <text:p text:style-name="P3"><text:tab/><text:tab/><text:tab/> <text:s text:c="3"/>{ sid : "<text:span text:style-name="T2">2", <text:s/>scode : "1223", subname : "cn"},</text:span></text:p>
      <text:p text:style-name="P3"><text:tab/><text:tab/><text:tab/> <text:s text:c="4"/>{ sid : "<text:span text:style-name="T2">3", <text:s/>scode : "1224", subname : "os"},</text:span></text:p>
      <text:p text:style-name="P3"><text:s text:c="41"/>{ sid : "<text:span text:style-name="T2">4", <text:s/>scode : "1225", subname : "toc"},</text:span></text:p>
      <text:p text:style-name="P3"><text:tab/><text:tab/><text:tab/> <text:s text:c="4"/>{ sid : "<text:span text:style-name="T2">5", <text:s/>scode : "1226", subname: "java"}</text:span></text:p>
      <text:p text:style-name="P3"><text:s text:c="36"/><text:span text:style-name="T2">]);</text:span></text:p>
      <text:p text:style-name="P3">{</text:p>
      <text:p text:style-name="P3"><text:tab/>"acknowledged" : true,</text:p>
      <text:p text:style-name="P3"><text:tab/>"insertedIds" : [</text:p>
      <text:p text:style-name="P3"><text:tab/><text:tab/>ObjectId("6062a64ccc64fcaea7ca6023"),</text:p>
      <text:p text:style-name="P3"><text:tab/><text:tab/>ObjectId("6062a64ccc64fcaea7ca6024"),</text:p>
      <text:p text:style-name="P3"><text:tab/><text:tab/>ObjectId("6062a64ccc64fcaea7ca6025"),</text:p>
      <text:p text:style-name="P3"><text:tab/><text:tab/>ObjectId("6062a64ccc64fcaea7ca6026"),</text:p>
      <text:p text:style-name="P3"><text:tab/><text:tab/>ObjectId("6062a64ccc64fcaea7ca6027")</text:p>
      <text:p text:style-name="P3"><text:tab/>]</text:p>
      <text:p text:style-name="P3">}</text:p>
      <text:p text:style-name="P3">db.faculty.insertMany([ {fname : "mahabar", salary : "1000000"}, {fname : "pawan" , salary : "2000000"}, {fname : "kalyan", salary : "300000"}, {fname : "sameer", salary : "230000"}, {fname : "ahmed" , salary : "249088"} ]);</text:p>
      <text:p text:style-name="P3">{</text:p>
      <text:p text:style-name="P3"><text:tab/>"acknowledged" : true,</text:p>
      <text:p text:style-name="P3"><text:tab/>"insertedIds" : [</text:p>
      <text:p text:style-name="P3"><text:tab/><text:tab/>ObjectId("6062a7becc64fcaea7ca6028"),</text:p>
      <text:p text:style-name="P3"><text:tab/><text:tab/>ObjectId("6062a7becc64fcaea7ca6029"),</text:p>
      <text:p text:style-name="P3"><text:tab/><text:tab/>ObjectId("6062a7becc64fcaea7ca602a"),</text:p>
      <text:p text:style-name="P3"><text:tab/><text:tab/>ObjectId("6062a7becc64fcaea7ca602b"),</text:p>
      <text:p text:style-name="P3"><text:soft-page-break/><text:tab/><text:tab/>ObjectId("6062a7becc64fcaea7ca602c")</text:p>
      <text:p text:style-name="P3"><text:tab/>]</text:p>
      <text:p text:style-name="P3">}</text:p>
      <text:p text:style-name="P3"><text:s/>db.student.find({sid :{ $gt : "3"}}).pretty();</text:p>
      <text:p text:style-name="P3">{</text:p>
      <text:p text:style-name="P3"><text:tab/>"_id" : ObjectId("6062a332cc64fcaea7ca6021"),</text:p>
      <text:p text:style-name="P3"><text:tab/>"sid" : "4",</text:p>
      <text:p text:style-name="P3"><text:tab/>"sname" : "sunny",</text:p>
      <text:p text:style-name="P3"><text:tab/>"marks" : [</text:p>
      <text:p text:style-name="P3"><text:tab/><text:tab/>"29",</text:p>
      <text:p text:style-name="P3"><text:tab/><text:tab/>"29",</text:p>
      <text:p text:style-name="P3"><text:tab/><text:tab/>"30"</text:p>
      <text:p text:style-name="P3"><text:tab/>],</text:p>
      <text:p text:style-name="P3"><text:tab/>"address" : {</text:p>
      <text:p text:style-name="P3"><text:tab/><text:tab/>"street" : "5th main",</text:p>
      <text:p text:style-name="P3"><text:tab/><text:tab/>"city" : "manglore"</text:p>
      <text:p text:style-name="P3"><text:tab/>}</text:p>
      <text:p text:style-name="P3">}</text:p>
      <text:p text:style-name="P3">{</text:p>
      <text:p text:style-name="P3"><text:tab/>"_id" : ObjectId("6062a332cc64fcaea7ca6022"),</text:p>
      <text:p text:style-name="P3"><text:tab/>"sid" : "5",</text:p>
      <text:p text:style-name="P3"><text:tab/>"sname" : "sai",</text:p>
      <text:p text:style-name="P3"><text:tab/>"marks" : [</text:p>
      <text:p text:style-name="P3"><text:tab/><text:tab/>"29",</text:p>
      <text:p text:style-name="P3"><text:tab/><text:tab/>"27",</text:p>
      <text:p text:style-name="P3"><text:tab/><text:tab/>"28"</text:p>
      <text:p text:style-name="P3"><text:tab/>],</text:p>
      <text:p text:style-name="P3"><text:tab/>"address" : {</text:p>
      <text:p text:style-name="P3"><text:tab/><text:tab/>"street" : "5th main",</text:p>
      <text:p text:style-name="P3"><text:tab/><text:tab/>"city" : "gooty"</text:p>
      <text:p text:style-name="P3"><text:tab/>}</text:p>
      <text:p text:style-name="P3">}</text:p>
      <text:p text:style-name="P3">&gt; db.student.find({sid :{ $lt : "3"}}).pretty();</text:p>
      <text:p text:style-name="P3">{</text:p>
      <text:p text:style-name="P3"><text:tab/>"_id" : ObjectId("6062a332cc64fcaea7ca601e"),</text:p>
      <text:p text:style-name="P3"><text:tab/>"sid" : "1",</text:p>
      <text:p text:style-name="P3"><text:tab/>"sname" : "raja",</text:p>
      <text:p text:style-name="P3"><text:tab/>"marks" : [</text:p>
      <text:p text:style-name="P3"><text:tab/><text:tab/>"29",</text:p>
      <text:p text:style-name="P3"><text:tab/><text:tab/>"30",</text:p>
      <text:p text:style-name="P3"><text:tab/><text:tab/>"30"</text:p>
      <text:p text:style-name="P3"><text:tab/>],</text:p>
      <text:p text:style-name="P3"><text:tab/>"address" : {</text:p>
      <text:p text:style-name="P3"><text:tab/><text:tab/>"street" : "5th main",</text:p>
      <text:p text:style-name="P4"><text:span text:style-name="T1"><text:tab/><text:tab/>"city" : "banglore"</text:span>le':'New MongoDB Tutorial'}})</text:p>
      <text:p text:style-name="P1">WriteResult({ "nMatched" : 1, "nUpserted" : 0,</text:p>
      <text:p text:style-name="P3"/>
      <text:p text:style-name="P3"><text:tab/>}</text:p>
      <text:p text:style-name="P3">}</text:p>
      <text:p text:style-name="P3">{</text:p>
      <text:p text:style-name="P3"><text:tab/>"_id" : ObjectId("6062a332cc64fcaea7ca601f"),</text:p>
      <text:p text:style-name="P3"><text:soft-page-break/><text:tab/>"sid" : "2",</text:p>
      <text:p text:style-name="P3"><text:tab/>"sname" : "rajaa",</text:p>
      <text:p text:style-name="P3"><text:tab/>"marks" : [</text:p>
      <text:p text:style-name="P3"><text:tab/><text:tab/>"29",</text:p>
      <text:p text:style-name="P3"><text:tab/><text:tab/>"30",</text:p>
      <text:p text:style-name="P3"><text:tab/><text:tab/>"03"</text:p>
      <text:p text:style-name="P3"><text:tab/>],</text:p>
      <text:p text:style-name="P3"><text:tab/>"address" : {</text:p>
      <text:p text:style-name="P3"><text:tab/><text:tab/>"street" : "6th main",</text:p>
      <text:p text:style-name="P3"><text:tab/><text:tab/>"city" : "banglore"</text:p>
      <text:p text:style-name="P3"><text:tab/>}</text:p>
      <text:p text:style-name="P3">}</text:p>
      <text:p text:style-name="P3">&gt; db.student.find({sid :{ $gte : "3"}}).pretty();</text:p>
      <text:p text:style-name="P3">{</text:p>
      <text:p text:style-name="P3"><text:tab/>"_id" : ObjectId("6062a332cc64fcaea7ca6020"),</text:p>
      <text:p text:style-name="P3"><text:tab/>"sid" : "3",</text:p>
      <text:p text:style-name="P3"><text:tab/>"sname" : "sonu",</text:p>
      <text:p text:style-name="P3"><text:tab/>"marks" : [</text:p>
      <text:p text:style-name="P3"><text:tab/><text:tab/>"30",</text:p>
      <text:p text:style-name="P3"><text:tab/><text:tab/>"30",</text:p>
      <text:p text:style-name="P3"><text:tab/><text:tab/>"30"</text:p>
      <text:p text:style-name="P3"><text:tab/>],</text:p>
      <text:p text:style-name="P3"><text:tab/>"address" : {</text:p>
      <text:p text:style-name="P3"><text:tab/><text:tab/>"street" : "7th main",</text:p>
      <text:p text:style-name="P3"><text:tab/><text:tab/>"city" : "mysore"</text:p>
      <text:p text:style-name="P3"><text:tab/>}</text:p>
      <text:p text:style-name="P3">}</text:p>
      <text:p text:style-name="P3">{</text:p>
      <text:p text:style-name="P3"><text:tab/>"_id" : ObjectId("6062a332cc64fcaea7ca6021"),</text:p>
      <text:p text:style-name="P3"><text:tab/>"sid" : "4",</text:p>
      <text:p text:style-name="P3"><text:tab/>"sname" : "sunny",</text:p>
      <text:p text:style-name="P3"><text:tab/>"marks" : [</text:p>
      <text:p text:style-name="P3"><text:tab/><text:tab/>"29",</text:p>
      <text:p text:style-name="P3"><text:tab/><text:tab/>"29",</text:p>
      <text:p text:style-name="P3"><text:tab/><text:tab/>"30"</text:p>
      <text:p text:style-name="P3"><text:tab/>],</text:p>
      <text:p text:style-name="P3"><text:tab/>"address" : {</text:p>
      <text:p text:style-name="P3"><text:tab/><text:tab/>"street" : "5th main",</text:p>
      <text:p text:style-name="P3"><text:tab/><text:tab/>"city" : "manglore"</text:p>
      <text:p text:style-name="P3"><text:tab/>}</text:p>
      <text:p text:style-name="P3">}</text:p>
      <text:p text:style-name="P3">{</text:p>
      <text:p text:style-name="P3"><text:tab/>"_id" : ObjectId("6062a332cc64fcaea7ca6022"),</text:p>
      <text:p text:style-name="P3"><text:tab/>"sid" : "5",</text:p>
      <text:p text:style-name="P3"><text:tab/>"sname" : "sai",</text:p>
      <text:p text:style-name="P3"><text:tab/>"marks" : [</text:p>
      <text:p text:style-name="P3"><text:tab/><text:tab/>"29",</text:p>
      <text:p text:style-name="P3"><text:tab/><text:tab/>"27",</text:p>
      <text:p text:style-name="P3"><text:tab/><text:tab/>"28"</text:p>
      <text:p text:style-name="P3"><text:tab/>],</text:p>
      <text:p text:style-name="P3"><text:tab/>"address" : {</text:p>
      <text:p text:style-name="P3"><text:tab/><text:tab/>"street" : "5th main",</text:p>
      <text:p text:style-name="P3"><text:soft-page-break/><text:tab/><text:tab/>"city" : "gooty"</text:p>
      <text:p text:style-name="P3"><text:tab/>}</text:p>
      <text:p text:style-name="P3">}</text:p>
      <text:p text:style-name="P3">&gt; db.student.find({sid :{ $lte : "3"}}).pretty();</text:p>
      <text:p text:style-name="P3">{</text:p>
      <text:p text:style-name="P3"><text:tab/>"_id" : ObjectId("6062a332cc64fcaea7ca601e"),</text:p>
      <text:p text:style-name="P3"><text:tab/>"sid" : "1",</text:p>
      <text:p text:style-name="P3"><text:tab/>"sname" : "raja",</text:p>
      <text:p text:style-name="P3"><text:tab/>"marks" : [</text:p>
      <text:p text:style-name="P3"><text:tab/><text:tab/>"29",</text:p>
      <text:p text:style-name="P3"><text:tab/><text:tab/>"30",</text:p>
      <text:p text:style-name="P3"><text:tab/><text:tab/>"30"</text:p>
      <text:p text:style-name="P3"><text:tab/>],</text:p>
      <text:p text:style-name="P3"><text:tab/>"address" : {</text:p>
      <text:p text:style-name="P3"><text:tab/><text:tab/>"street" : "5th main",</text:p>
      <text:p text:style-name="P3"><text:tab/><text:tab/>"city" : "banglore"</text:p>
      <text:p text:style-name="P3"><text:tab/>}</text:p>
      <text:p text:style-name="P3">}</text:p>
      <text:p text:style-name="P3">{</text:p>
      <text:p text:style-name="P3"><text:tab/>"_id" : ObjectId("6062a332cc64fcaea7ca601f"),</text:p>
      <text:p text:style-name="P3"><text:tab/>"sid" : "2",</text:p>
      <text:p text:style-name="P3"><text:tab/>"sname" : "rajaa",</text:p>
      <text:p text:style-name="P3"><text:tab/>"marks" : [</text:p>
      <text:p text:style-name="P3"><text:tab/><text:tab/>"29",</text:p>
      <text:p text:style-name="P3"><text:tab/><text:tab/>"30",</text:p>
      <text:p text:style-name="P3"><text:tab/><text:tab/>"03"</text:p>
      <text:p text:style-name="P3"><text:tab/>],</text:p>
      <text:p text:style-name="P3"><text:tab/>"address" : {</text:p>
      <text:p text:style-name="P3"><text:tab/><text:tab/>"street" : "6th main",</text:p>
      <text:p text:style-name="P3"><text:tab/><text:tab/>"city" : "banglore"</text:p>
      <text:p text:style-name="P3"><text:tab/>}</text:p>
      <text:p text:style-name="P3">}</text:p>
      <text:p text:style-name="P3">{</text:p>
      <text:p text:style-name="P3"><text:tab/>"_id" : ObjectId("6062a332cc64fcaea7ca6020"),</text:p>
      <text:p text:style-name="P3"><text:tab/>"sid" : "3",</text:p>
      <text:p text:style-name="P3"><text:tab/>"sname" : "sonu",</text:p>
      <text:p text:style-name="P3"><text:tab/>"marks" : [</text:p>
      <text:p text:style-name="P3"><text:tab/><text:tab/>"30",</text:p>
      <text:p text:style-name="P3"><text:tab/><text:tab/>"30",</text:p>
      <text:p text:style-name="P3"><text:tab/><text:tab/>"30"</text:p>
      <text:p text:style-name="P3"><text:tab/>],</text:p>
      <text:p text:style-name="P3"><text:tab/>"address" : {</text:p>
      <text:p text:style-name="P3"><text:tab/><text:tab/>"street" : "7th main",</text:p>
      <text:p text:style-name="P3"><text:tab/><text:tab/>"city" : "mysore"</text:p>
      <text:p text:style-name="P3"><text:tab/>}</text:p>
      <text:p text:style-name="P3">}</text:p>
      <text:p text:style-name="P3">&gt; db.student.find({sid :{ $eq : "3"}}).pretty();</text:p>
      <text:p text:style-name="P3">{</text:p>
      <text:p text:style-name="P3"><text:tab/>"_id" : ObjectId("6062a332cc64fcaea7ca6020"),</text:p>
      <text:p text:style-name="P3"><text:tab/>"sid" : "3",</text:p>
      <text:p text:style-name="P3"><text:tab/>"sname" : "sonu",</text:p>
      <text:p text:style-name="P3"><text:tab/>"marks" : [</text:p>
      <text:p text:style-name="P3"><text:soft-page-break/><text:tab/><text:tab/>"30",</text:p>
      <text:p text:style-name="P3"><text:tab/><text:tab/>"30",</text:p>
      <text:p text:style-name="P3"><text:tab/><text:tab/>"30"</text:p>
      <text:p text:style-name="P3"><text:tab/>],</text:p>
      <text:p text:style-name="P3"><text:tab/>"address" : {</text:p>
      <text:p text:style-name="P3"><text:tab/><text:tab/>"street" : "7th main",</text:p>
      <text:p text:style-name="P3"><text:tab/><text:tab/>"city" : "mysore"</text:p>
      <text:p text:style-name="P3"><text:tab/>}</text:p>
      <text:p text:style-name="P3">}</text:p>
      <text:p text:style-name="P3">&gt; db.student.find({sid :{ $in : ["1","2"]}}).pretty();</text:p>
      <text:p text:style-name="P3">{</text:p>
      <text:p text:style-name="P3"><text:tab/>"_id" : ObjectId("6062a332cc64fcaea7ca601e"),</text:p>
      <text:p text:style-name="P3"><text:tab/>"sid" : "1",</text:p>
      <text:p text:style-name="P3"><text:tab/>"sname" : "raja",</text:p>
      <text:p text:style-name="P3"><text:tab/>"marks" : [</text:p>
      <text:p text:style-name="P3"><text:tab/><text:tab/>"29",</text:p>
      <text:p text:style-name="P3"><text:tab/><text:tab/>"30",</text:p>
      <text:p text:style-name="P3"><text:tab/><text:tab/>"30"</text:p>
      <text:p text:style-name="P3"><text:tab/>],</text:p>
      <text:p text:style-name="P3"><text:tab/>"address" : {</text:p>
      <text:p text:style-name="P3"><text:tab/><text:tab/>"street" : "5th main",</text:p>
      <text:p text:style-name="P3"><text:tab/><text:tab/>"city" : "banglore"</text:p>
      <text:p text:style-name="P3"><text:tab/>}</text:p>
      <text:p text:style-name="P3">}</text:p>
      <text:p text:style-name="P3">{</text:p>
      <text:p text:style-name="P3"><text:tab/>"_id" : ObjectId("6062a332cc64fcaea7ca601f"),</text:p>
      <text:p text:style-name="P3"><text:tab/>"sid" : "2",</text:p>
      <text:p text:style-name="P3"><text:tab/>"sname" : "rajaa",</text:p>
      <text:p text:style-name="P3"><text:tab/>"marks" : [</text:p>
      <text:p text:style-name="P3"><text:tab/><text:tab/>"29",</text:p>
      <text:p text:style-name="P3"><text:tab/><text:tab/>"30",</text:p>
      <text:p text:style-name="P3"><text:tab/><text:tab/>"03"</text:p>
      <text:p text:style-name="P3"><text:tab/>],</text:p>
      <text:p text:style-name="P3"><text:tab/>"address" : {</text:p>
      <text:p text:style-name="P3"><text:tab/><text:tab/>"street" : "6th main",</text:p>
      <text:p text:style-name="P3"><text:tab/><text:tab/>"city" : "banglore"</text:p>
      <text:p text:style-name="P3"><text:tab/>}</text:p>
      <text:p text:style-name="P3">}</text:p>
      <text:p text:style-name="P3">&gt; db.student.find({sid :{ $nin : ["1","2"]}}).pretty();</text:p>
      <text:p text:style-name="P3">{</text:p>
      <text:p text:style-name="P3"><text:tab/>"_id" : ObjectId("6062a332cc64fcaea7ca6020"),</text:p>
      <text:p text:style-name="P3"><text:tab/>"sid" : "3",</text:p>
      <text:p text:style-name="P3"><text:tab/>"sname" : "sonu",</text:p>
      <text:p text:style-name="P3"><text:tab/>"marks" : [</text:p>
      <text:p text:style-name="P3"><text:tab/><text:tab/>"30",</text:p>
      <text:p text:style-name="P3"><text:tab/><text:tab/>"30",</text:p>
      <text:p text:style-name="P3"><text:tab/><text:tab/>"30"</text:p>
      <text:p text:style-name="P3"><text:tab/>],</text:p>
      <text:p text:style-name="P3"><text:tab/>"address" : {</text:p>
      <text:p text:style-name="P3"><text:tab/><text:tab/>"street" : "7th main",</text:p>
      <text:p text:style-name="P3"><text:tab/><text:tab/>"city" : "mysore"</text:p>
      <text:p text:style-name="P3"><text:tab/>}</text:p>
      <text:p text:style-name="P3"><text:soft-page-break/>}</text:p>
      <text:p text:style-name="P3">{</text:p>
      <text:p text:style-name="P3"><text:tab/>"_id" : ObjectId("6062a332cc64fcaea7ca6021"),</text:p>
      <text:p text:style-name="P3"><text:tab/>"sid" : "4",</text:p>
      <text:p text:style-name="P3"><text:tab/>"sname" : "sunny",</text:p>
      <text:p text:style-name="P3"><text:tab/>"marks" : [</text:p>
      <text:p text:style-name="P3"><text:tab/><text:tab/>"29",</text:p>
      <text:p text:style-name="P3"><text:tab/><text:tab/>"29",</text:p>
      <text:p text:style-name="P3"><text:tab/><text:tab/>"30"</text:p>
      <text:p text:style-name="P3"><text:tab/>],</text:p>
      <text:p text:style-name="P3"><text:tab/>"address" : {</text:p>
      <text:p text:style-name="P3"><text:tab/><text:tab/>"street" : "5th main",</text:p>
      <text:p text:style-name="P3"><text:tab/><text:tab/>"city" : "manglore"</text:p>
      <text:p text:style-name="P3"><text:tab/>}</text:p>
      <text:p text:style-name="P3">}</text:p>
      <text:p text:style-name="P3">{</text:p>
      <text:p text:style-name="P3"><text:tab/>"_id" : ObjectId("6062a332cc64fcaea7ca6022"),</text:p>
      <text:p text:style-name="P3"><text:tab/>"sid" : "5",</text:p>
      <text:p text:style-name="P3"><text:tab/>"sname" : "sai",</text:p>
      <text:p text:style-name="P3"><text:tab/>"marks" : [</text:p>
      <text:p text:style-name="P3"><text:tab/><text:tab/>"29",</text:p>
      <text:p text:style-name="P3"><text:tab/><text:tab/>"27",</text:p>
      <text:p text:style-name="P3"><text:tab/><text:tab/>"28"</text:p>
      <text:p text:style-name="P3"><text:tab/>],</text:p>
      <text:p text:style-name="P3"><text:tab/>"address" : {</text:p>
      <text:p text:style-name="P3"><text:tab/><text:tab/>"street" : "5th main",</text:p>
      <text:p text:style-name="P3"><text:tab/><text:tab/>"city" : "gooty"</text:p>
      <text:p text:style-name="P3"><text:tab/>}</text:p>
      <text:p text:style-name="P3">}</text:p>
      <text:p text:style-name="P3">&gt; </text:p>
      <text:p text:style-name="P3"><text:s/>db.faculty.update({ fname : "sameer"}, {$set : {fname : "basheer"}});</text:p>
      <text:p text:style-name="P3">WriteResult({ "nMatched" : 1, "nUpserted" : 0, "nModified" : 1 })</text:p>
      <text:p text:style-name="P3">db.faculty.update({ }, {$set : {age : "36"}});</text:p>
      <text:p text:style-name="P3">WriteResult({ "nMatched" : 1, "nUpserted" : 0, "nModified" : 1 })</text:p>
      <text:p text:style-name="P3">&gt; db.faculty.find().pretty();</text:p>
      <text:p text:style-name="P3">{</text:p>
      <text:p text:style-name="P3"><text:tab/>"_id" : ObjectId("6062a7becc64fcaea7ca6028"),</text:p>
      <text:p text:style-name="P3"><text:tab/>"fname" : "mahabar",</text:p>
      <text:p text:style-name="P3"><text:tab/>"salary" : "1000000",</text:p>
      <text:p text:style-name="P3"><text:tab/>"age" : "36"</text:p>
      <text:p text:style-name="P3">}</text:p>
      <text:p text:style-name="P3">{</text:p>
      <text:p text:style-name="P3"><text:tab/>"_id" : ObjectId("6062a7becc64fcaea7ca6029"),</text:p>
      <text:p text:style-name="P3"><text:tab/>"fname" : "pawan",</text:p>
      <text:p text:style-name="P3"><text:tab/>"salary" : "2000000"</text:p>
      <text:p text:style-name="P3">}</text:p>
      <text:p text:style-name="P3">{</text:p>
      <text:p text:style-name="P3"><text:tab/>"_id" : ObjectId("6062a7becc64fcaea7ca602a"),</text:p>
      <text:p text:style-name="P3"><text:tab/>"fname" : "kalyan",</text:p>
      <text:p text:style-name="P3"><text:tab/>"salary" : "300000"</text:p>
      <text:p text:style-name="P3">}</text:p>
      <text:p text:style-name="P3">{</text:p>
      <text:p text:style-name="P3"><text:soft-page-break/><text:tab/>"_id" : ObjectId("6062a7becc64fcaea7ca602b"),</text:p>
      <text:p text:style-name="P3"><text:tab/>"fname" : "basheer",</text:p>
      <text:p text:style-name="P3"><text:tab/>"salary" : "230000"</text:p>
      <text:p text:style-name="P3">}</text:p>
      <text:p text:style-name="P3">{</text:p>
      <text:p text:style-name="P3"><text:tab/>"_id" : ObjectId("6062a7becc64fcaea7ca602c"),</text:p>
      <text:p text:style-name="P3"><text:tab/>"fname" : "ahmed",</text:p>
      <text:p text:style-name="P3"><text:tab/>"salary" : "249088"</text:p>
      <text:p text:style-name="P3">}</text:p>
      <text:p text:style-name="P3">&gt; db.faculty.updateMany({ }, {$set : {age : "36"}});</text:p>
      <text:p text:style-name="P3">{ "acknowledged" : true, "matchedCount" : 5, "modifiedCount" : 4 }</text:p>
      <text:p text:style-name="P3">&gt; db.faculty.find().pretty();</text:p>
      <text:p text:style-name="P3">{</text:p>
      <text:p text:style-name="P3"><text:tab/>"_id" : ObjectId("6062a7becc64fcaea7ca6028"),</text:p>
      <text:p text:style-name="P3"><text:tab/>"fname" : "mahabar",</text:p>
      <text:p text:style-name="P3"><text:tab/>"salary" : "1000000",</text:p>
      <text:p text:style-name="P3"><text:tab/>"age" : "36"</text:p>
      <text:p text:style-name="P3">}</text:p>
      <text:p text:style-name="P3">{</text:p>
      <text:p text:style-name="P3"><text:tab/>"_id" : ObjectId("6062a7becc64fcaea7ca6029"),</text:p>
      <text:p text:style-name="P3"><text:tab/>"fname" : "pawan",</text:p>
      <text:p text:style-name="P3"><text:tab/>"salary" : "2000000",</text:p>
      <text:p text:style-name="P3"><text:tab/>"age" : "36"</text:p>
      <text:p text:style-name="P3">}</text:p>
      <text:p text:style-name="P3">{</text:p>
      <text:p text:style-name="P3"><text:tab/>"_id" : ObjectId("6062a7becc64fcaea7ca602a"),</text:p>
      <text:p text:style-name="P3"><text:tab/>"fname" : "kalyan",</text:p>
      <text:p text:style-name="P3"><text:tab/>"salary" : "300000",</text:p>
      <text:p text:style-name="P3"><text:tab/>"age" : "36"</text:p>
      <text:p text:style-name="P3">}</text:p>
      <text:p text:style-name="P3">{</text:p>
      <text:p text:style-name="P3"><text:tab/>"_id" : ObjectId("6062a7becc64fcaea7ca602b"),</text:p>
      <text:p text:style-name="P3"><text:tab/>"fname" : "basheer",</text:p>
      <text:p text:style-name="P3"><text:tab/>"salary" : "230000",</text:p>
      <text:p text:style-name="P3"><text:tab/>"age" : "36"</text:p>
      <text:p text:style-name="P3">}</text:p>
      <text:p text:style-name="P3">{</text:p>
      <text:p text:style-name="P3"><text:tab/>"_id" : ObjectId("6062a7becc64fcaea7ca602c"),</text:p>
      <text:p text:style-name="P3"><text:tab/>"fname" : "ahmed",</text:p>
      <text:p text:style-name="P3"><text:tab/>"salary" : "249088",</text:p>
      <text:p text:style-name="P3"><text:tab/>"age" : "36"</text:p>
      <text:p text:style-name="P3">}</text:p>
      <text:p text:style-name="P3">&gt; db.student.find({sid :{ $regex : /ra/}}).pretty();</text:p>
      <text:p text:style-name="P3">&gt; db.student.find({sid :{ $regex : /sun/}}).pretty();</text:p>
      <text:p text:style-name="P3">&gt; db.student.find({sname :{ $regex : /sun/}}).pretty();</text:p>
      <text:p text:style-name="P3">{</text:p>
      <text:p text:style-name="P3"><text:tab/>"_id" : ObjectId("6062a332cc64fcaea7ca6021"),</text:p>
      <text:p text:style-name="P3"><text:tab/>"sid" : "4",</text:p>
      <text:p text:style-name="P3"><text:tab/>"sname" : "sunny",</text:p>
      <text:p text:style-name="P3"><text:tab/>"marks" : [</text:p>
      <text:p text:style-name="P3"><text:tab/><text:tab/>"29",</text:p>
      <text:p text:style-name="P3"><text:tab/><text:tab/>"29",</text:p>
      <text:p text:style-name="P3"><text:soft-page-break/><text:tab/><text:tab/>"30"</text:p>
      <text:p text:style-name="P3"><text:tab/>],</text:p>
      <text:p text:style-name="P3"><text:tab/>"address" : {</text:p>
      <text:p text:style-name="P3"><text:tab/><text:tab/>"street" : "5th main",</text:p>
      <text:p text:style-name="P3"><text:tab/><text:tab/>"city" : "manglore"</text:p>
      <text:p text:style-name="P3"><text:tab/>}</text:p>
      <text:p text:style-name="P3">}</text:p>
      <text:p text:style-name="P3">&gt; db.student.find({sname :{ $regex : /so/}}).pretty();</text:p>
      <text:p text:style-name="P3">{</text:p>
      <text:p text:style-name="P3"><text:tab/>"_id" : ObjectId("6062a332cc64fcaea7ca6020"),</text:p>
      <text:p text:style-name="P3"><text:tab/>"sid" : "3",</text:p>
      <text:p text:style-name="P3"><text:tab/>"sname" : "sonu",</text:p>
      <text:p text:style-name="P3"><text:tab/>"marks" : [</text:p>
      <text:p text:style-name="P3"><text:tab/><text:tab/>"30",</text:p>
      <text:p text:style-name="P3"><text:tab/><text:tab/>"30",</text:p>
      <text:p text:style-name="P3"><text:tab/><text:tab/>"30"</text:p>
      <text:p text:style-name="P3"><text:tab/>],</text:p>
      <text:p text:style-name="P3"><text:tab/>"address" : {</text:p>
      <text:p text:style-name="P3"><text:tab/><text:tab/>"street" : "7th main",</text:p>
      <text:p text:style-name="P3"><text:tab/><text:tab/>"city" : "mysore"</text:p>
      <text:p text:style-name="P3"><text:tab/>}</text:p>
      <text:p text:style-name="P3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09:28:05.978759878</meta:creation-date>
    <dc:date>2021-03-30T15:13:22.154554821</dc:date>
    <meta:editing-duration>PT19M53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8" meta:paragraph-count="380" meta:word-count="1016" meta:character-count="7167" meta:non-whitespace-character-count="5999"/>
  </office:meta>
</office:document-meta>
</file>